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00D000000FD000000FD996ED146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FD000000FD996ED146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18in"/>
    </style:style>
    <style:style style:name="co2" style:family="table-column">
      <style:table-column-properties fo:break-before="auto" style:column-width="1.9862in"/>
    </style:style>
    <style:style style:name="co3" style:family="table-column">
      <style:table-column-properties fo:break-before="auto" style:column-width="1.9425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1217in"/>
    </style:style>
    <style:style style:name="co6" style:family="table-column">
      <style:table-column-properties fo:break-before="auto" style:column-width="1.0484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571in"/>
    </style:style>
    <style:style style:name="co9" style:family="table-column">
      <style:table-column-properties fo:break-before="auto" style:column-width="1.1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">
      <style:table-cell-properties fo:background-color="#ffff99"/>
    </style:style>
    <style:style style:name="ce6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26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00ff00" style:cell-protect="none" style:print-content="true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ackground-color="#99cc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6">
      <style:table-cell-properties fo:background-color="#99cc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>
            <text:p>MIN{ABS(Disc)}= </text:p>
          </table:table-cell>
          <table:table-cell table:style-name="ce4" table:formula="of:=MIN([.C11:.C110])" office:value-type="float" office:value="3240.23260783525">
            <text:p>3240</text:p>
          </table:table-cell>
          <table:table-cell table:style-name="ce1" office:value-type="string">
            <text:p>Curve fit:</text:p>
          </table:table-cell>
          <table:table-cell table:number-columns-repeated="4"/>
          <table:table-cell office:value-type="string">
            <text:p>Tolerance:</text:p>
          </table:table-cell>
          <table:table-cell table:number-columns-repeated="4"/>
        </table:table-row>
        <table:table-row table:style-name="ro1">
          <table:table-cell table:style-name="ce1" office:value-type="string">
            <text:p>MAX{ABS(Disc)}= </text:p>
          </table:table-cell>
          <table:table-cell table:style-name="ce4" table:formula="of:=MAX([.C12:.C111])" office:value-type="float" office:value="6.01757968630412E+020">
            <text:p>601757968630412000000</text:p>
          </table:table-cell>
          <table:table-cell table:style-name="ce1" office:value-type="string">
            <text:p>X1 = </text:p>
          </table:table-cell>
          <table:table-cell table:style-name="ce6" table:formula="of:=[.A58]" office:value-type="float" office:value="5446189.79701527">
            <text:p>5.45E+006</text:p>
          </table:table-cell>
          <table:table-cell table:style-name="ce1" office:value-type="string">
            <text:p>alpha = </text:p>
          </table:table-cell>
          <table:table-cell table:style-name="ce6" table:formula="of:=Y_1/X_1^beta" office:value-type="float" office:value="1.01188052719127E+046">
            <text:p>1.01E+046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style-name="ce1" office:value-type="string">
            <text:p>Y1 = </text:p>
          </table:table-cell>
          <table:table-cell table:style-name="ce6" table:formula="of:=[.C58]" office:value-type="float" office:value="3240.23260783525">
            <text:p>3.24E+003</text:p>
          </table:table-cell>
          <table:table-cell table:style-name="ce1" office:value-type="string">
            <text:p>beta = </text:p>
          </table:table-cell>
          <table:table-cell table:style-name="ce9" table:formula="of:=LOG(Y_2/Y_1)/LOG(X_2/X_1)" office:value-type="float" office:value="-6.30848690585697">
            <text:p>-6.308</text:p>
          </table:table-cell>
          <table:table-cell table:number-columns-repeated="2"/>
          <table:table-cell table:style-name="ce1" office:value-type="string">
            <text:p>Tolerance factor = </text:p>
          </table:table-cell>
          <table:table-cell table:style-name="ce11" office:value-type="float" office:value="20">
            <text:p>20</text:p>
          </table:table-cell>
          <table:table-cell office:value-type="string">
            <text:p>&lt;--- User Inpu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"/>
          <table:table-cell table:style-name="ce6"/>
          <table:table-cell table:style-name="ce1"/>
          <table:table-cell table:number-columns-repeated="7"/>
        </table:table-row>
        <table:table-row table:style-name="ro1">
          <table:table-cell table:style-name="Default"/>
          <table:table-cell/>
          <table:table-cell table:style-name="ce1" office:value-type="string">
            <text:p>X2 = </text:p>
          </table:table-cell>
          <table:table-cell table:style-name="ce6" table:formula="of:=[.A14]" office:value-type="float" office:value="9969.96849188814">
            <text:p>9.97E+003</text:p>
          </table:table-cell>
          <table:table-cell table:style-name="ce1"/>
          <table:table-cell table:number-columns-repeated="2"/>
          <table:table-cell table:style-name="ce1" office:value-type="string">
            <text:p>X1 = </text:p>
          </table:table-cell>
          <table:table-cell table:style-name="ce10" table:formula="of:=[.D3]" office:value-type="float" office:value="5446189.79701527">
            <text:p>5.45E+006</text:p>
          </table:table-cell>
          <table:table-cell table:style-name="ce1" office:value-type="string">
            <text:p>alpha = </text:p>
          </table:table-cell>
          <table:table-cell table:style-name="ce12" table:formula="of:=YY_1/XX_1^beta" office:value-type="float" office:value="2.02376105438254E+047">
            <text:p>2.02E+047</text:p>
          </table:table-cell>
          <table:table-cell office:value-type="string" table:number-columns-spanned="1" table:number-rows-spanned="2">
            <text:p>&lt;--- User Output</text:p>
          </table:table-cell>
        </table:table-row>
        <table:table-row table:style-name="ro1">
          <table:table-cell table:style-name="Default"/>
          <table:table-cell/>
          <table:table-cell table:style-name="ce1" office:value-type="string">
            <text:p>Y2 = </text:p>
          </table:table-cell>
          <table:table-cell table:style-name="ce6" table:formula="of:=[.C14]" office:value-type="float" office:value="6.01757968630412E+020">
            <text:p>6.02E+020</text:p>
          </table:table-cell>
          <table:table-cell table:style-name="ce1"/>
          <table:table-cell table:number-columns-repeated="2"/>
          <table:table-cell table:style-name="ce1" office:value-type="string">
            <text:p>Y1 = </text:p>
          </table:table-cell>
          <table:table-cell table:style-name="ce6" table:formula="of:=TOL_FAC*[.D4]" office:value-type="float" office:value="64804.652156705">
            <text:p>6.48E+004</text:p>
          </table:table-cell>
          <table:table-cell table:style-name="ce1" office:value-type="string">
            <text:p>beta = </text:p>
          </table:table-cell>
          <table:table-cell table:style-name="ce13" table:formula="of:=LOG(YY_2/YY_1)/LOG(XX_2/XX_1)" office:value-type="float" office:value="-6.30848690585697">
            <text:p>-6.308</text:p>
          </table:table-cell>
          <table:covered-table-cell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"/>
          <table:table-cell table:style-name="ce10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2" office:value-type="string">
            <text:p>Raw Data</text:p>
          </table:table-cell>
          <table:table-cell table:style-name="ce1" office:value-type="string">
            <text:p>Curve Fit</text:p>
          </table:table-cell>
          <table:table-cell table:number-columns-repeated="3"/>
          <table:table-cell table:style-name="ce1" office:value-type="string">
            <text:p>X2 = </text:p>
          </table:table-cell>
          <table:table-cell table:style-name="ce10" table:formula="of:=[.D6]" office:value-type="float" office:value="9969.96849188814">
            <text:p>9.97E+003</text:p>
          </table:table-cell>
          <table:table-cell/>
          <table:table-cell office:value-type="string">
            <text:p>Eqn: <text:s text:c="2"/>Y = alpha*(X^beta)</text:p>
          </table:table-cell>
          <table:table-cell/>
        </table:table-row>
        <table:table-row table:style-name="ro1">
          <table:table-cell table:style-name="ce2" office:value-type="string">
            <text:p>Area = a*b</text:p>
          </table:table-cell>
          <table:table-cell table:style-name="ce2" office:value-type="string">
            <text:p>1e40*Disc</text:p>
          </table:table-cell>
          <table:table-cell table:style-name="ce2" office:value-type="string">
            <text:p>ABS(1e40*Disc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number-columns-repeated="2"/>
          <table:table-cell table:style-name="ce1" office:value-type="string">
            <text:p>Y2 = </text:p>
          </table:table-cell>
          <table:table-cell table:style-name="ce10" table:formula="of:=TOL_FAC*[.D7]" office:value-type="float" office:value="1.20351593726082E+022">
            <text:p>1.20E+022</text:p>
          </table:table-cell>
          <table:table-cell/>
          <table:table-cell office:value-type="string">
            <text:p>beta = LOG(Y_2/Y_1)/LOG(X_2/X_1)</text:p>
          </table:table-cell>
          <table:table-cell/>
        </table:table-row>
        <table:table-row table:style-name="ro1">
          <table:table-cell office:value-type="float" office:value="304691.747077233">
            <text:p>304692</text:p>
          </table:table-cell>
          <table:table-cell office:value-type="float" office:value="-317363210690.449">
            <text:p>-317363210690</text:p>
          </table:table-cell>
          <table:table-cell table:formula="of:=ABS([.B11])" office:value-type="float" office:value="317363210690.449">
            <text:p>317363210690</text:p>
          </table:table-cell>
          <table:table-cell table:style-name="ce2" table:formula="of:=[.D6]" office:value-type="float" office:value="9969.96849188814">
            <text:p>9.97E+003</text:p>
          </table:table-cell>
          <table:table-cell table:style-name="ce7" table:formula="of:=alpha*[.D11]^beta" office:value-type="float" office:value="6.01757968630402E+020">
            <text:p>6.02E+020</text:p>
          </table:table-cell>
          <table:table-cell table:number-columns-repeated="5"/>
          <table:table-cell office:value-type="string">
            <text:p>alpha = Y_1/(X_1^beta)</text:p>
          </table:table-cell>
          <table:table-cell/>
        </table:table-row>
        <table:table-row table:style-name="ro1">
          <table:table-cell office:value-type="float" office:value="774845.95056385">
            <text:p>774846</text:p>
          </table:table-cell>
          <table:table-cell office:value-type="float" office:value="88564783.2058416">
            <text:p>88564783</text:p>
          </table:table-cell>
          <table:table-cell table:formula="of:=ABS([.B12])" office:value-type="float" office:value="88564783.2058416">
            <text:p>88564783</text:p>
          </table:table-cell>
          <table:table-cell table:style-name="ce7" office:value-type="float" office:value="30000">
            <text:p>3.00E+004</text:p>
          </table:table-cell>
          <table:table-cell table:style-name="ce7" table:formula="of:=alpha*[.D12]^beta" office:value-type="float" office:value="5.77123059117695E+017">
            <text:p>5.77E+017</text:p>
          </table:table-cell>
          <table:table-cell table:number-columns-repeated="7"/>
        </table:table-row>
        <table:table-row table:style-name="ro1">
          <table:table-cell office:value-type="float" office:value="4880163.1767828">
            <text:p>4880163</text:p>
          </table:table-cell>
          <table:table-cell office:value-type="float" office:value="13760.2570209292">
            <text:p>13760</text:p>
          </table:table-cell>
          <table:table-cell table:formula="of:=ABS([.B13])" office:value-type="float" office:value="13760.2570209292">
            <text:p>13760</text:p>
          </table:table-cell>
          <table:table-cell table:style-name="ce7" office:value-type="float" office:value="100000">
            <text:p>1.00E+005</text:p>
          </table:table-cell>
          <table:table-cell table:style-name="ce7" table:formula="of:=alpha*[.D13]^beta" office:value-type="float" office:value="290198196481251">
            <text:p>2.90E+014</text:p>
          </table:table-cell>
          <table:table-cell>
            <draw:frame table:end-cell-address="Sheet1.P50" table:end-x="0.1339in" table:end-y="0.0598in" draw:z-index="0" draw:style-name="gr1" svg:width="9.1472in" svg:height="6.5382in" svg:x="0.1551in" svg:y="0.0748in">
              <draw:object draw:notify-on-update-of-ranges="Sheet1.C9:Sheet1.C9 Sheet1.C11:Sheet1.C110 Sheet1.A11:Sheet1.A110 Sheet1.D18:Sheet1.D18 Sheet1.E20:Sheet1.E25 Sheet1.D20:Sheet1.D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9969.96849188814">
            <text:p>9970</text:p>
          </table:table-cell>
          <table:table-cell office:value-type="float" office:value="-6.01757968630412E+020">
            <text:p>-601757968630412000000</text:p>
          </table:table-cell>
          <table:table-cell table:style-name="ce5" table:formula="of:=ABS([.B14])" office:value-type="float" office:value="6.01757968630412E+020">
            <text:p>601757968630412000000</text:p>
          </table:table-cell>
          <table:table-cell table:style-name="ce7" office:value-type="float" office:value="300000">
            <text:p>3.00E+005</text:p>
          </table:table-cell>
          <table:table-cell table:style-name="ce7" table:formula="of:=alpha*[.D14]^beta" office:value-type="float" office:value="283649172656.524">
            <text:p>2.84E+011</text:p>
          </table:table-cell>
          <table:table-cell table:number-columns-repeated="7"/>
        </table:table-row>
        <table:table-row table:style-name="ro1">
          <table:table-cell office:value-type="float" office:value="95112.0452622713">
            <text:p>95112</text:p>
          </table:table-cell>
          <table:table-cell office:value-type="float" office:value="72547684492685.7">
            <text:p>72547684492686</text:p>
          </table:table-cell>
          <table:table-cell table:formula="of:=ABS([.B15])" office:value-type="float" office:value="72547684492685.7">
            <text:p>72547684492686</text:p>
          </table:table-cell>
          <table:table-cell table:style-name="ce7" office:value-type="float" office:value="1000000">
            <text:p>1.00E+006</text:p>
          </table:table-cell>
          <table:table-cell table:style-name="ce7" table:formula="of:=alpha*[.D15]^beta" office:value-type="float" office:value="142628988.80555">
            <text:p>1.43E+008</text:p>
          </table:table-cell>
          <table:table-cell table:number-columns-repeated="7"/>
        </table:table-row>
        <table:table-row table:style-name="ro1">
          <table:table-cell office:value-type="float" office:value="1175027.6915313">
            <text:p>1175028</text:p>
          </table:table-cell>
          <table:table-cell office:value-type="float" office:value="-48003891.6514722">
            <text:p>-48003892</text:p>
          </table:table-cell>
          <table:table-cell table:formula="of:=ABS([.B16])" office:value-type="float" office:value="48003891.6514722">
            <text:p>48003892</text:p>
          </table:table-cell>
          <table:table-cell table:style-name="ce7" table:formula="of:=[.D3]" office:value-type="float" office:value="5446189.79701527">
            <text:p>5.45E+006</text:p>
          </table:table-cell>
          <table:table-cell table:style-name="ce7" table:formula="of:=alpha*[.D16]^beta" office:value-type="float" office:value="3240.23260783525">
            <text:p>3.24E+003</text:p>
          </table:table-cell>
          <table:table-cell table:number-columns-repeated="7"/>
        </table:table-row>
        <table:table-row table:style-name="ro1">
          <table:table-cell office:value-type="float" office:value="1471313.22683111">
            <text:p>1471313</text:p>
          </table:table-cell>
          <table:table-cell office:value-type="float" office:value="-3519309.11701478">
            <text:p>-3519309</text:p>
          </table:table-cell>
          <table:table-cell table:formula="of:=ABS([.B17])" office:value-type="float" office:value="3519309.11701478">
            <text:p>3519309</text:p>
          </table:table-cell>
          <table:table-cell table:number-columns-repeated="9"/>
        </table:table-row>
        <table:table-row table:style-name="ro1">
          <table:table-cell office:value-type="float" office:value="4016408.25469574">
            <text:p>4016408</text:p>
          </table:table-cell>
          <table:table-cell office:value-type="float" office:value="44575.5693304863">
            <text:p>44576</text:p>
          </table:table-cell>
          <table:table-cell table:formula="of:=ABS([.B18])" office:value-type="float" office:value="44575.5693304863">
            <text:p>44576</text:p>
          </table:table-cell>
          <table:table-cell table:style-name="ce8" office:value-type="string">
            <text:p>Tolerance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976845.60627947">
            <text:p>2976846</text:p>
          </table:table-cell>
          <table:table-cell office:value-type="float" office:value="-338743.418880049">
            <text:p>-338743</text:p>
          </table:table-cell>
          <table:table-cell table:formula="of:=ABS([.B19])" office:value-type="float" office:value="338743.418880049">
            <text:p>338743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554627.879323461">
            <text:p>554628</text:p>
          </table:table-cell>
          <table:table-cell office:value-type="float" office:value="-7767400568.03941">
            <text:p>-7767400568</text:p>
          </table:table-cell>
          <table:table-cell table:formula="of:=ABS([.B20])" office:value-type="float" office:value="7767400568.03941">
            <text:p>7767400568</text:p>
          </table:table-cell>
          <table:table-cell table:style-name="ce2" table:formula="of:=[.D11]" office:value-type="float" office:value="9969.96849188814">
            <text:p>9.97E+003</text:p>
          </table:table-cell>
          <table:table-cell table:style-name="ce7" table:formula="of:=alpha2*[.D20]^beta2" office:value-type="float" office:value="1.2035159372608E+022">
            <text:p>1.20E+022</text:p>
          </table:table-cell>
          <table:table-cell table:number-columns-repeated="7"/>
        </table:table-row>
        <table:table-row table:style-name="ro1">
          <table:table-cell office:value-type="float" office:value="3101121.00433303">
            <text:p>3101121</text:p>
          </table:table-cell>
          <table:table-cell office:value-type="float" office:value="447120.018699961">
            <text:p>447120</text:p>
          </table:table-cell>
          <table:table-cell table:formula="of:=ABS([.B21])" office:value-type="float" office:value="447120.018699961">
            <text:p>447120</text:p>
          </table:table-cell>
          <table:table-cell table:style-name="ce2" table:formula="of:=[.D12]" office:value-type="float" office:value="30000">
            <text:p>3.00E+004</text:p>
          </table:table-cell>
          <table:table-cell table:style-name="ce7" table:formula="of:=alpha2*[.D21]^beta2" office:value-type="float" office:value="1.15424611823539E+019">
            <text:p>1.15E+019</text:p>
          </table:table-cell>
          <table:table-cell table:number-columns-repeated="7"/>
        </table:table-row>
        <table:table-row table:style-name="ro1">
          <table:table-cell office:value-type="float" office:value="266495.77392432">
            <text:p>266496</text:p>
          </table:table-cell>
          <table:table-cell office:value-type="float" office:value="-409622279660.79">
            <text:p>-409622279661</text:p>
          </table:table-cell>
          <table:table-cell table:formula="of:=ABS([.B22])" office:value-type="float" office:value="409622279660.79">
            <text:p>409622279661</text:p>
          </table:table-cell>
          <table:table-cell table:style-name="ce2" table:formula="of:=[.D13]" office:value-type="float" office:value="100000">
            <text:p>1.00E+005</text:p>
          </table:table-cell>
          <table:table-cell table:style-name="ce7" table:formula="of:=alpha2*[.D22]^beta2" office:value-type="float" office:value="5.80396392962503E+015">
            <text:p>5.80E+015</text:p>
          </table:table-cell>
          <table:table-cell table:number-columns-repeated="7"/>
        </table:table-row>
        <table:table-row table:style-name="ro1">
          <table:table-cell office:value-type="float" office:value="1995982.49678371">
            <text:p>1995982</text:p>
          </table:table-cell>
          <table:table-cell office:value-type="float" office:value="1906442.47625965">
            <text:p>1906442</text:p>
          </table:table-cell>
          <table:table-cell table:formula="of:=ABS([.B23])" office:value-type="float" office:value="1906442.47625965">
            <text:p>1906442</text:p>
          </table:table-cell>
          <table:table-cell table:style-name="ce2" table:formula="of:=[.D14]" office:value-type="float" office:value="300000">
            <text:p>3.00E+005</text:p>
          </table:table-cell>
          <table:table-cell table:style-name="ce7" table:formula="of:=alpha2*[.D23]^beta2" office:value-type="float" office:value="5672983453130.49">
            <text:p>5.67E+012</text:p>
          </table:table-cell>
          <table:table-cell table:number-columns-repeated="7"/>
        </table:table-row>
        <table:table-row table:style-name="ro1">
          <table:table-cell office:value-type="float" office:value="343270.653102785">
            <text:p>343271</text:p>
          </table:table-cell>
          <table:table-cell office:value-type="float" office:value="-339553818512.518">
            <text:p>-339553818513</text:p>
          </table:table-cell>
          <table:table-cell table:formula="of:=ABS([.B24])" office:value-type="float" office:value="339553818512.518">
            <text:p>339553818513</text:p>
          </table:table-cell>
          <table:table-cell table:style-name="ce2" table:formula="of:=[.D15]" office:value-type="float" office:value="1000000">
            <text:p>1.00E+006</text:p>
          </table:table-cell>
          <table:table-cell table:style-name="ce7" table:formula="of:=alpha2*[.D24]^beta2" office:value-type="float" office:value="2852579776.111">
            <text:p>2.85E+009</text:p>
          </table:table-cell>
          <table:table-cell table:number-columns-repeated="7"/>
        </table:table-row>
        <table:table-row table:style-name="ro1">
          <table:table-cell office:value-type="float" office:value="1811974.20060339">
            <text:p>1811974</text:p>
          </table:table-cell>
          <table:table-cell office:value-type="float" office:value="-10683845.0408797">
            <text:p>-10683845</text:p>
          </table:table-cell>
          <table:table-cell table:formula="of:=ABS([.B25])" office:value-type="float" office:value="10683845.0408797">
            <text:p>10683845</text:p>
          </table:table-cell>
          <table:table-cell table:style-name="ce2" table:formula="of:=[.D16]" office:value-type="float" office:value="5446189.79701527">
            <text:p>5.45E+006</text:p>
          </table:table-cell>
          <table:table-cell table:style-name="ce7" table:formula="of:=alpha2*[.D25]^beta2" office:value-type="float" office:value="64804.652156705">
            <text:p>6.48E+004</text:p>
          </table:table-cell>
          <table:table-cell table:number-columns-repeated="7"/>
        </table:table-row>
        <table:table-row table:style-name="ro1">
          <table:table-cell office:value-type="float" office:value="3280916.84077913">
            <text:p>3280917</text:p>
          </table:table-cell>
          <table:table-cell office:value-type="float" office:value="-280779.647387017">
            <text:p>-280780</text:p>
          </table:table-cell>
          <table:table-cell table:formula="of:=ABS([.B26])" office:value-type="float" office:value="280779.647387017">
            <text:p>280780</text:p>
          </table:table-cell>
          <table:table-cell table:number-columns-repeated="9"/>
        </table:table-row>
        <table:table-row table:style-name="ro1">
          <table:table-cell office:value-type="float" office:value="3466011.88858911">
            <text:p>3466012</text:p>
          </table:table-cell>
          <table:table-cell office:value-type="float" office:value="-32439.1928956521">
            <text:p>-32439</text:p>
          </table:table-cell>
          <table:table-cell table:formula="of:=ABS([.B27])" office:value-type="float" office:value="32439.1928956521">
            <text:p>32439</text:p>
          </table:table-cell>
          <table:table-cell table:number-columns-repeated="9"/>
        </table:table-row>
        <table:table-row table:style-name="ro1">
          <table:table-cell office:value-type="float" office:value="2937891.59893214">
            <text:p>2937892</text:p>
          </table:table-cell>
          <table:table-cell office:value-type="float" office:value="-128164.946285497">
            <text:p>-128165</text:p>
          </table:table-cell>
          <table:table-cell table:formula="of:=ABS([.B28])" office:value-type="float" office:value="128164.946285497">
            <text:p>128165</text:p>
          </table:table-cell>
          <table:table-cell table:number-columns-repeated="9"/>
        </table:table-row>
        <table:table-row table:style-name="ro1">
          <table:table-cell office:value-type="float" office:value="76807.4913257933">
            <text:p>76807</text:p>
          </table:table-cell>
          <table:table-cell office:value-type="float" office:value="99027105049576.6">
            <text:p>99027105049577</text:p>
          </table:table-cell>
          <table:table-cell table:formula="of:=ABS([.B29])" office:value-type="float" office:value="99027105049576.6">
            <text:p>99027105049577</text:p>
          </table:table-cell>
          <table:table-cell table:number-columns-repeated="9"/>
        </table:table-row>
        <table:table-row table:style-name="ro1">
          <table:table-cell office:value-type="float" office:value="2727711.84562825">
            <text:p>2727712</text:p>
          </table:table-cell>
          <table:table-cell office:value-type="float" office:value="645690.589763285">
            <text:p>645691</text:p>
          </table:table-cell>
          <table:table-cell table:formula="of:=ABS([.B30])" office:value-type="float" office:value="645690.589763285">
            <text:p>645691</text:p>
          </table:table-cell>
          <table:table-cell table:number-columns-repeated="9"/>
        </table:table-row>
        <table:table-row table:style-name="ro1">
          <table:table-cell office:value-type="float" office:value="1257969.94996661">
            <text:p>1257970</text:p>
          </table:table-cell>
          <table:table-cell office:value-type="float" office:value="44023622.8759179">
            <text:p>44023623</text:p>
          </table:table-cell>
          <table:table-cell table:formula="of:=ABS([.B31])" office:value-type="float" office:value="44023622.8759179">
            <text:p>44023623</text:p>
          </table:table-cell>
          <table:table-cell table:number-columns-repeated="9"/>
        </table:table-row>
        <table:table-row table:style-name="ro1">
          <table:table-cell office:value-type="float" office:value="238024.98096374">
            <text:p>238025</text:p>
          </table:table-cell>
          <table:table-cell office:value-type="float" office:value="56449307241.2926">
            <text:p>56449307241</text:p>
          </table:table-cell>
          <table:table-cell table:formula="of:=ABS([.B32])" office:value-type="float" office:value="56449307241.2926">
            <text:p>56449307241</text:p>
          </table:table-cell>
          <table:table-cell table:number-columns-repeated="9"/>
        </table:table-row>
        <table:table-row table:style-name="ro1">
          <table:table-cell office:value-type="float" office:value="76229.277417968">
            <text:p>76229</text:p>
          </table:table-cell>
          <table:table-cell office:value-type="float" office:value="-675979944141629">
            <text:p>-675979944141629</text:p>
          </table:table-cell>
          <table:table-cell table:formula="of:=ABS([.B33])" office:value-type="float" office:value="675979944141629">
            <text:p>675979944141629</text:p>
          </table:table-cell>
          <table:table-cell table:number-columns-repeated="9"/>
        </table:table-row>
        <table:table-row table:style-name="ro1">
          <table:table-cell office:value-type="float" office:value="1444555.14930508">
            <text:p>1444555</text:p>
          </table:table-cell>
          <table:table-cell office:value-type="float" office:value="20721833.6014706">
            <text:p>20721834</text:p>
          </table:table-cell>
          <table:table-cell table:formula="of:=ABS([.B34])" office:value-type="float" office:value="20721833.6014706">
            <text:p>20721834</text:p>
          </table:table-cell>
          <table:table-cell table:number-columns-repeated="9"/>
        </table:table-row>
        <table:table-row table:style-name="ro1">
          <table:table-cell office:value-type="float" office:value="674788.388820884">
            <text:p>674788</text:p>
          </table:table-cell>
          <table:table-cell office:value-type="float" office:value="1522906075.41593">
            <text:p>1522906075</text:p>
          </table:table-cell>
          <table:table-cell table:formula="of:=ABS([.B35])" office:value-type="float" office:value="1522906075.41593">
            <text:p>1522906075</text:p>
          </table:table-cell>
          <table:table-cell table:number-columns-repeated="9"/>
        </table:table-row>
        <table:table-row table:style-name="ro1">
          <table:table-cell office:value-type="float" office:value="553613.850891516">
            <text:p>553614</text:p>
          </table:table-cell>
          <table:table-cell office:value-type="float" office:value="-3645154381.18706">
            <text:p>-3645154381</text:p>
          </table:table-cell>
          <table:table-cell table:formula="of:=ABS([.B36])" office:value-type="float" office:value="3645154381.18706">
            <text:p>3645154381</text:p>
          </table:table-cell>
          <table:table-cell table:number-columns-repeated="9"/>
        </table:table-row>
        <table:table-row table:style-name="ro1">
          <table:table-cell office:value-type="float" office:value="2093288.35137077">
            <text:p>2093288</text:p>
          </table:table-cell>
          <table:table-cell office:value-type="float" office:value="-5067993.83486167">
            <text:p>-5067994</text:p>
          </table:table-cell>
          <table:table-cell table:formula="of:=ABS([.B37])" office:value-type="float" office:value="5067993.83486167">
            <text:p>5067994</text:p>
          </table:table-cell>
          <table:table-cell table:number-columns-repeated="9"/>
        </table:table-row>
        <table:table-row table:style-name="ro1">
          <table:table-cell office:value-type="float" office:value="1564076.52792321">
            <text:p>1564077</text:p>
          </table:table-cell>
          <table:table-cell office:value-type="float" office:value="24858580.4704131">
            <text:p>24858580</text:p>
          </table:table-cell>
          <table:table-cell table:formula="of:=ABS([.B38])" office:value-type="float" office:value="24858580.4704131">
            <text:p>24858580</text:p>
          </table:table-cell>
          <table:table-cell table:number-columns-repeated="9"/>
        </table:table-row>
        <table:table-row table:style-name="ro1">
          <table:table-cell office:value-type="float" office:value="646938.314685204">
            <text:p>646938</text:p>
          </table:table-cell>
          <table:table-cell office:value-type="float" office:value="-733887012.477101">
            <text:p>-733887012</text:p>
          </table:table-cell>
          <table:table-cell table:formula="of:=ABS([.B39])" office:value-type="float" office:value="733887012.477101">
            <text:p>733887012</text:p>
          </table:table-cell>
          <table:table-cell table:number-columns-repeated="9"/>
        </table:table-row>
        <table:table-row table:style-name="ro1">
          <table:table-cell office:value-type="float" office:value="101401.054128808">
            <text:p>101401</text:p>
          </table:table-cell>
          <table:table-cell office:value-type="float" office:value="-264149963380363">
            <text:p>-264149963380363</text:p>
          </table:table-cell>
          <table:table-cell table:formula="of:=ABS([.B40])" office:value-type="float" office:value="264149963380363">
            <text:p>264149963380363</text:p>
          </table:table-cell>
          <table:table-cell table:number-columns-repeated="9"/>
        </table:table-row>
        <table:table-row table:style-name="ro1">
          <table:table-cell office:value-type="float" office:value="785750.695254624">
            <text:p>785751</text:p>
          </table:table-cell>
          <table:table-cell office:value-type="float" office:value="-1902309585.52934">
            <text:p>-1902309586</text:p>
          </table:table-cell>
          <table:table-cell table:formula="of:=ABS([.B41])" office:value-type="float" office:value="1902309585.52934">
            <text:p>1902309586</text:p>
          </table:table-cell>
          <table:table-cell table:number-columns-repeated="9"/>
        </table:table-row>
        <table:table-row table:style-name="ro1">
          <table:table-cell office:value-type="float" office:value="2407078.56607365">
            <text:p>2407079</text:p>
          </table:table-cell>
          <table:table-cell office:value-type="float" office:value="526719.532066813">
            <text:p>526720</text:p>
          </table:table-cell>
          <table:table-cell table:formula="of:=ABS([.B42])" office:value-type="float" office:value="526719.532066813">
            <text:p>526720</text:p>
          </table:table-cell>
          <table:table-cell table:number-columns-repeated="9"/>
        </table:table-row>
        <table:table-row table:style-name="ro1">
          <table:table-cell office:value-type="float" office:value="212012.2678277">
            <text:p>212012</text:p>
          </table:table-cell>
          <table:table-cell office:value-type="float" office:value="2093414417678.41">
            <text:p>2093414417678</text:p>
          </table:table-cell>
          <table:table-cell table:formula="of:=ABS([.B43])" office:value-type="float" office:value="2093414417678.41">
            <text:p>2093414417678</text:p>
          </table:table-cell>
          <table:table-cell table:number-columns-repeated="9"/>
        </table:table-row>
        <table:table-row table:style-name="ro1">
          <table:table-cell office:value-type="float" office:value="671194.973083473">
            <text:p>671195</text:p>
          </table:table-cell>
          <table:table-cell office:value-type="float" office:value="-4087676820.97886">
            <text:p>-4087676821</text:p>
          </table:table-cell>
          <table:table-cell table:formula="of:=ABS([.B44])" office:value-type="float" office:value="4087676820.97886">
            <text:p>4087676821</text:p>
          </table:table-cell>
          <table:table-cell table:number-columns-repeated="9"/>
        </table:table-row>
        <table:table-row table:style-name="ro1">
          <table:table-cell office:value-type="float" office:value="335402.916676435">
            <text:p>335403</text:p>
          </table:table-cell>
          <table:table-cell office:value-type="float" office:value="-8428696065.31447">
            <text:p>-8428696065</text:p>
          </table:table-cell>
          <table:table-cell table:formula="of:=ABS([.B45])" office:value-type="float" office:value="8428696065.31447">
            <text:p>8428696065</text:p>
          </table:table-cell>
          <table:table-cell table:number-columns-repeated="9"/>
        </table:table-row>
        <table:table-row table:style-name="ro1">
          <table:table-cell office:value-type="float" office:value="1861488.49944174">
            <text:p>1861488</text:p>
          </table:table-cell>
          <table:table-cell office:value-type="float" office:value="11114053.082716">
            <text:p>11114053</text:p>
          </table:table-cell>
          <table:table-cell table:formula="of:=ABS([.B46])" office:value-type="float" office:value="11114053.082716">
            <text:p>11114053</text:p>
          </table:table-cell>
          <table:table-cell table:number-columns-repeated="9"/>
        </table:table-row>
        <table:table-row table:style-name="ro1">
          <table:table-cell office:value-type="float" office:value="327995.392239831">
            <text:p>327995</text:p>
          </table:table-cell>
          <table:table-cell office:value-type="float" office:value="-11465152897.6232">
            <text:p>-11465152898</text:p>
          </table:table-cell>
          <table:table-cell table:formula="of:=ABS([.B47])" office:value-type="float" office:value="11465152897.6232">
            <text:p>11465152898</text:p>
          </table:table-cell>
          <table:table-cell table:number-columns-repeated="9"/>
        </table:table-row>
        <table:table-row table:style-name="ro1">
          <table:table-cell office:value-type="float" office:value="3986396.99659501">
            <text:p>3986397</text:p>
          </table:table-cell>
          <table:table-cell office:value-type="float" office:value="-55255.0355829991">
            <text:p>-55255</text:p>
          </table:table-cell>
          <table:table-cell table:formula="of:=ABS([.B48])" office:value-type="float" office:value="55255.0355829991">
            <text:p>55255</text:p>
          </table:table-cell>
          <table:table-cell table:number-columns-repeated="9"/>
        </table:table-row>
        <table:table-row table:style-name="ro1">
          <table:table-cell office:value-type="float" office:value="476787.614141508">
            <text:p>476788</text:p>
          </table:table-cell>
          <table:table-cell office:value-type="float" office:value="688404303.173154">
            <text:p>688404303</text:p>
          </table:table-cell>
          <table:table-cell table:formula="of:=ABS([.B49])" office:value-type="float" office:value="688404303.173154">
            <text:p>688404303</text:p>
          </table:table-cell>
          <table:table-cell table:number-columns-repeated="9"/>
        </table:table-row>
        <table:table-row table:style-name="ro1">
          <table:table-cell office:value-type="float" office:value="224865.278927895">
            <text:p>224865</text:p>
          </table:table-cell>
          <table:table-cell office:value-type="float" office:value="-2593640395188.02">
            <text:p>-2593640395188</text:p>
          </table:table-cell>
          <table:table-cell table:formula="of:=ABS([.B50])" office:value-type="float" office:value="2593640395188.02">
            <text:p>2593640395188</text:p>
          </table:table-cell>
          <table:table-cell table:number-columns-repeated="9"/>
        </table:table-row>
        <table:table-row table:style-name="ro1">
          <table:table-cell office:value-type="float" office:value="1029989.38095106">
            <text:p>1029989</text:p>
          </table:table-cell>
          <table:table-cell office:value-type="float" office:value="134746955.09907">
            <text:p>134746955</text:p>
          </table:table-cell>
          <table:table-cell table:formula="of:=ABS([.B51])" office:value-type="float" office:value="134746955.09907">
            <text:p>134746955</text:p>
          </table:table-cell>
          <table:table-cell/>
          <table:table-cell>
            <draw:frame table:end-cell-address="Sheet1.L88" table:end-x="0.7827in" table:end-y="0.0299in" draw:z-index="1" draw:style-name="gr1" svg:width="7.2146in" svg:height="6.5382in" svg:x="0.0402in" svg:y="0.0449in">
              <draw:object draw:notify-on-update-of-ranges="Sheet1.E11:Sheet1.E16 Sheet1.D11:Sheet1.D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2665006.59148551">
            <text:p>2665007</text:p>
          </table:table-cell>
          <table:table-cell office:value-type="float" office:value="1124940.46315789">
            <text:p>1124940</text:p>
          </table:table-cell>
          <table:table-cell table:formula="of:=ABS([.B52])" office:value-type="float" office:value="1124940.46315789">
            <text:p>1124940</text:p>
          </table:table-cell>
          <table:table-cell table:number-columns-repeated="9"/>
        </table:table-row>
        <table:table-row table:style-name="ro1">
          <table:table-cell office:value-type="float" office:value="90110.4812669152">
            <text:p>90110</text:p>
          </table:table-cell>
          <table:table-cell office:value-type="float" office:value="-75835075192471.5">
            <text:p>-75835075192472</text:p>
          </table:table-cell>
          <table:table-cell table:formula="of:=ABS([.B53])" office:value-type="float" office:value="75835075192471.5">
            <text:p>75835075192472</text:p>
          </table:table-cell>
          <table:table-cell table:number-columns-repeated="9"/>
        </table:table-row>
        <table:table-row table:style-name="ro1">
          <table:table-cell office:value-type="float" office:value="1087237.17801679">
            <text:p>1087237</text:p>
          </table:table-cell>
          <table:table-cell office:value-type="float" office:value="291485902.93477">
            <text:p>291485903</text:p>
          </table:table-cell>
          <table:table-cell table:formula="of:=ABS([.B54])" office:value-type="float" office:value="291485902.93477">
            <text:p>291485903</text:p>
          </table:table-cell>
          <table:table-cell table:number-columns-repeated="9"/>
        </table:table-row>
        <table:table-row table:style-name="ro1">
          <table:table-cell office:value-type="float" office:value="508170.546767659">
            <text:p>508171</text:p>
          </table:table-cell>
          <table:table-cell office:value-type="float" office:value="10696164484.5666">
            <text:p>10696164485</text:p>
          </table:table-cell>
          <table:table-cell table:formula="of:=ABS([.B55])" office:value-type="float" office:value="10696164484.5666">
            <text:p>10696164485</text:p>
          </table:table-cell>
          <table:table-cell table:number-columns-repeated="9"/>
        </table:table-row>
        <table:table-row table:style-name="ro1">
          <table:table-cell office:value-type="float" office:value="516108.0071696">
            <text:p>516108</text:p>
          </table:table-cell>
          <table:table-cell office:value-type="float" office:value="3645164188.47643">
            <text:p>3645164188</text:p>
          </table:table-cell>
          <table:table-cell table:formula="of:=ABS([.B56])" office:value-type="float" office:value="3645164188.47643">
            <text:p>3645164188</text:p>
          </table:table-cell>
          <table:table-cell table:number-columns-repeated="9"/>
        </table:table-row>
        <table:table-row table:style-name="ro1">
          <table:table-cell office:value-type="float" office:value="2590520.20558361">
            <text:p>2590520</text:p>
          </table:table-cell>
          <table:table-cell office:value-type="float" office:value="1345220.23281733">
            <text:p>1345220</text:p>
          </table:table-cell>
          <table:table-cell table:formula="of:=ABS([.B57])" office:value-type="float" office:value="1345220.23281733">
            <text:p>1345220</text:p>
          </table:table-cell>
          <table:table-cell table:number-columns-repeated="9"/>
        </table:table-row>
        <table:table-row table:style-name="ro1">
          <table:table-cell office:value-type="float" office:value="5446189.79701527">
            <text:p>5446190</text:p>
          </table:table-cell>
          <table:table-cell office:value-type="float" office:value="3240.23260783525">
            <text:p>3240</text:p>
          </table:table-cell>
          <table:table-cell table:style-name="ce5" table:formula="of:=ABS([.B58])" office:value-type="float" office:value="3240.23260783525">
            <text:p>3240</text:p>
          </table:table-cell>
          <table:table-cell table:number-columns-repeated="9"/>
        </table:table-row>
        <table:table-row table:style-name="ro1">
          <table:table-cell office:value-type="float" office:value="2967035.8181636">
            <text:p>2967036</text:p>
          </table:table-cell>
          <table:table-cell office:value-type="float" office:value="59133.3791489947">
            <text:p>59133</text:p>
          </table:table-cell>
          <table:table-cell table:formula="of:=ABS([.B59])" office:value-type="float" office:value="59133.3791489947">
            <text:p>59133</text:p>
          </table:table-cell>
          <table:table-cell table:number-columns-repeated="9"/>
        </table:table-row>
        <table:table-row table:style-name="ro1">
          <table:table-cell office:value-type="float" office:value="1177352.89983676">
            <text:p>1177353</text:p>
          </table:table-cell>
          <table:table-cell office:value-type="float" office:value="95264414.9872937">
            <text:p>95264415</text:p>
          </table:table-cell>
          <table:table-cell table:formula="of:=ABS([.B60])" office:value-type="float" office:value="95264414.9872937">
            <text:p>95264415</text:p>
          </table:table-cell>
          <table:table-cell table:number-columns-repeated="9"/>
        </table:table-row>
        <table:table-row table:style-name="ro1">
          <table:table-cell office:value-type="float" office:value="2088425.74793776">
            <text:p>2088426</text:p>
          </table:table-cell>
          <table:table-cell office:value-type="float" office:value="-5208480.71854289">
            <text:p>-5208481</text:p>
          </table:table-cell>
          <table:table-cell table:formula="of:=ABS([.B61])" office:value-type="float" office:value="5208480.71854289">
            <text:p>5208481</text:p>
          </table:table-cell>
          <table:table-cell table:number-columns-repeated="9"/>
        </table:table-row>
        <table:table-row table:style-name="ro1">
          <table:table-cell office:value-type="float" office:value="3342851.56778865">
            <text:p>3342852</text:p>
          </table:table-cell>
          <table:table-cell office:value-type="float" office:value="4072.97325535542">
            <text:p>4073</text:p>
          </table:table-cell>
          <table:table-cell table:formula="of:=ABS([.B62])" office:value-type="float" office:value="4072.97325535542">
            <text:p>4073</text:p>
          </table:table-cell>
          <table:table-cell table:number-columns-repeated="9"/>
        </table:table-row>
        <table:table-row table:style-name="ro1">
          <table:table-cell office:value-type="float" office:value="333611.884091208">
            <text:p>333612</text:p>
          </table:table-cell>
          <table:table-cell office:value-type="float" office:value="3504699239.32178">
            <text:p>3504699239</text:p>
          </table:table-cell>
          <table:table-cell table:formula="of:=ABS([.B63])" office:value-type="float" office:value="3504699239.32178">
            <text:p>3504699239</text:p>
          </table:table-cell>
          <table:table-cell table:number-columns-repeated="9"/>
        </table:table-row>
        <table:table-row table:style-name="ro1">
          <table:table-cell office:value-type="float" office:value="1067232.40502574">
            <text:p>1067232</text:p>
          </table:table-cell>
          <table:table-cell office:value-type="float" office:value="23973491.3724539">
            <text:p>23973491</text:p>
          </table:table-cell>
          <table:table-cell table:formula="of:=ABS([.B64])" office:value-type="float" office:value="23973491.3724539">
            <text:p>23973491</text:p>
          </table:table-cell>
          <table:table-cell table:number-columns-repeated="9"/>
        </table:table-row>
        <table:table-row table:style-name="ro1">
          <table:table-cell office:value-type="float" office:value="254347.874552828">
            <text:p>254348</text:p>
          </table:table-cell>
          <table:table-cell office:value-type="float" office:value="2092933312285.3">
            <text:p>2092933312285</text:p>
          </table:table-cell>
          <table:table-cell table:formula="of:=ABS([.B65])" office:value-type="float" office:value="2092933312285.3">
            <text:p>2092933312285</text:p>
          </table:table-cell>
          <table:table-cell table:number-columns-repeated="9"/>
        </table:table-row>
        <table:table-row table:style-name="ro1">
          <table:table-cell office:value-type="float" office:value="1132228.04440211">
            <text:p>1132228</text:p>
          </table:table-cell>
          <table:table-cell office:value-type="float" office:value="260037688.020454">
            <text:p>260037688</text:p>
          </table:table-cell>
          <table:table-cell table:formula="of:=ABS([.B66])" office:value-type="float" office:value="260037688.020454">
            <text:p>260037688</text:p>
          </table:table-cell>
          <table:table-cell table:number-columns-repeated="9"/>
        </table:table-row>
        <table:table-row table:style-name="ro1">
          <table:table-cell office:value-type="float" office:value="2203535.24934021">
            <text:p>2203535</text:p>
          </table:table-cell>
          <table:table-cell office:value-type="float" office:value="1633198.52817236">
            <text:p>1633199</text:p>
          </table:table-cell>
          <table:table-cell table:formula="of:=ABS([.B67])" office:value-type="float" office:value="1633198.52817236">
            <text:p>1633199</text:p>
          </table:table-cell>
          <table:table-cell table:number-columns-repeated="9"/>
        </table:table-row>
        <table:table-row table:style-name="ro1">
          <table:table-cell office:value-type="float" office:value="1057933.66797672">
            <text:p>1057934</text:p>
          </table:table-cell>
          <table:table-cell office:value-type="float" office:value="-82784848.765708">
            <text:p>-82784849</text:p>
          </table:table-cell>
          <table:table-cell table:formula="of:=ABS([.B68])" office:value-type="float" office:value="82784848.765708">
            <text:p>82784849</text:p>
          </table:table-cell>
          <table:table-cell table:number-columns-repeated="9"/>
        </table:table-row>
        <table:table-row table:style-name="ro1">
          <table:table-cell office:value-type="float" office:value="933064.522036435">
            <text:p>933065</text:p>
          </table:table-cell>
          <table:table-cell office:value-type="float" office:value="864235718.79346">
            <text:p>864235719</text:p>
          </table:table-cell>
          <table:table-cell table:formula="of:=ABS([.B69])" office:value-type="float" office:value="864235718.79346">
            <text:p>864235719</text:p>
          </table:table-cell>
          <table:table-cell table:number-columns-repeated="9"/>
        </table:table-row>
        <table:table-row table:style-name="ro1">
          <table:table-cell office:value-type="float" office:value="4444964.459416">
            <text:p>4444964</text:p>
          </table:table-cell>
          <table:table-cell office:value-type="float" office:value="18142.6334758226">
            <text:p>18143</text:p>
          </table:table-cell>
          <table:table-cell table:formula="of:=ABS([.B70])" office:value-type="float" office:value="18142.6334758226">
            <text:p>18143</text:p>
          </table:table-cell>
          <table:table-cell table:number-columns-repeated="9"/>
        </table:table-row>
        <table:table-row table:style-name="ro1">
          <table:table-cell office:value-type="float" office:value="48981.7243665939">
            <text:p>48982</text:p>
          </table:table-cell>
          <table:table-cell office:value-type="float" office:value="-1.22013452374816E+015">
            <text:p>-1220134523748160</text:p>
          </table:table-cell>
          <table:table-cell table:formula="of:=ABS([.B71])" office:value-type="float" office:value="1.22013452374816E+015">
            <text:p>1220134523748160</text:p>
          </table:table-cell>
          <table:table-cell table:number-columns-repeated="9"/>
        </table:table-row>
        <table:table-row table:style-name="ro1">
          <table:table-cell office:value-type="float" office:value="4611341.46670059">
            <text:p>4611341</text:p>
          </table:table-cell>
          <table:table-cell office:value-type="float" office:value="10841.050075328">
            <text:p>10841</text:p>
          </table:table-cell>
          <table:table-cell table:formula="of:=ABS([.B72])" office:value-type="float" office:value="10841.050075328">
            <text:p>10841</text:p>
          </table:table-cell>
          <table:table-cell table:number-columns-repeated="9"/>
        </table:table-row>
        <table:table-row table:style-name="ro1">
          <table:table-cell office:value-type="float" office:value="1039659.00737527">
            <text:p>1039659</text:p>
          </table:table-cell>
          <table:table-cell office:value-type="float" office:value="-269440268.382327">
            <text:p>-269440268</text:p>
          </table:table-cell>
          <table:table-cell table:formula="of:=ABS([.B73])" office:value-type="float" office:value="269440268.382327">
            <text:p>269440268</text:p>
          </table:table-cell>
          <table:table-cell table:number-columns-repeated="9"/>
        </table:table-row>
        <table:table-row table:style-name="ro1">
          <table:table-cell office:value-type="float" office:value="307461.724095889">
            <text:p>307462</text:p>
          </table:table-cell>
          <table:table-cell office:value-type="float" office:value="406828309768.886">
            <text:p>406828309769</text:p>
          </table:table-cell>
          <table:table-cell table:formula="of:=ABS([.B74])" office:value-type="float" office:value="406828309768.886">
            <text:p>406828309769</text:p>
          </table:table-cell>
          <table:table-cell table:number-columns-repeated="9"/>
        </table:table-row>
        <table:table-row table:style-name="ro1">
          <table:table-cell office:value-type="float" office:value="2998321.06090768">
            <text:p>2998321</text:p>
          </table:table-cell>
          <table:table-cell office:value-type="float" office:value="-72005.1576534247">
            <text:p>-72005</text:p>
          </table:table-cell>
          <table:table-cell table:formula="of:=ABS([.B75])" office:value-type="float" office:value="72005.1576534247">
            <text:p>72005</text:p>
          </table:table-cell>
          <table:table-cell table:number-columns-repeated="9"/>
        </table:table-row>
        <table:table-row table:style-name="ro1">
          <table:table-cell office:value-type="float" office:value="2322140.90649719">
            <text:p>2322141</text:p>
          </table:table-cell>
          <table:table-cell office:value-type="float" office:value="-791902.143817653">
            <text:p>-791902</text:p>
          </table:table-cell>
          <table:table-cell table:formula="of:=ABS([.B76])" office:value-type="float" office:value="791902.143817653">
            <text:p>791902</text:p>
          </table:table-cell>
          <table:table-cell table:number-columns-repeated="9"/>
        </table:table-row>
        <table:table-row table:style-name="ro1">
          <table:table-cell office:value-type="float" office:value="505866.605823551">
            <text:p>505867</text:p>
          </table:table-cell>
          <table:table-cell office:value-type="float" office:value="4631846796.18607">
            <text:p>4631846796</text:p>
          </table:table-cell>
          <table:table-cell table:formula="of:=ABS([.B77])" office:value-type="float" office:value="4631846796.18607">
            <text:p>4631846796</text:p>
          </table:table-cell>
          <table:table-cell table:number-columns-repeated="9"/>
        </table:table-row>
        <table:table-row table:style-name="ro1">
          <table:table-cell office:value-type="float" office:value="493687.147611754">
            <text:p>493687</text:p>
          </table:table-cell>
          <table:table-cell office:value-type="float" office:value="20499998752.9618">
            <text:p>20499998753</text:p>
          </table:table-cell>
          <table:table-cell table:formula="of:=ABS([.B78])" office:value-type="float" office:value="20499998752.9618">
            <text:p>20499998753</text:p>
          </table:table-cell>
          <table:table-cell table:number-columns-repeated="9"/>
        </table:table-row>
        <table:table-row table:style-name="ro1">
          <table:table-cell office:value-type="float" office:value="1724812.26638043">
            <text:p>1724812</text:p>
          </table:table-cell>
          <table:table-cell office:value-type="float" office:value="-12573379.9543485">
            <text:p>-12573380</text:p>
          </table:table-cell>
          <table:table-cell table:formula="of:=ABS([.B79])" office:value-type="float" office:value="12573379.9543485">
            <text:p>12573380</text:p>
          </table:table-cell>
          <table:table-cell table:number-columns-repeated="9"/>
        </table:table-row>
        <table:table-row table:style-name="ro1">
          <table:table-cell office:value-type="float" office:value="3654603.4124303">
            <text:p>3654603</text:p>
          </table:table-cell>
          <table:table-cell office:value-type="float" office:value="-46995.4787325172">
            <text:p>-46995</text:p>
          </table:table-cell>
          <table:table-cell table:formula="of:=ABS([.B80])" office:value-type="float" office:value="46995.4787325172">
            <text:p>46995</text:p>
          </table:table-cell>
          <table:table-cell table:number-columns-repeated="9"/>
        </table:table-row>
        <table:table-row table:style-name="ro1">
          <table:table-cell office:value-type="float" office:value="2995117.21051515">
            <text:p>2995117</text:p>
          </table:table-cell>
          <table:table-cell office:value-type="float" office:value="452239.541618632">
            <text:p>452240</text:p>
          </table:table-cell>
          <table:table-cell table:formula="of:=ABS([.B81])" office:value-type="float" office:value="452239.541618632">
            <text:p>452240</text:p>
          </table:table-cell>
          <table:table-cell table:number-columns-repeated="9"/>
        </table:table-row>
        <table:table-row table:style-name="ro1">
          <table:table-cell office:value-type="float" office:value="840777.612297866">
            <text:p>840778</text:p>
          </table:table-cell>
          <table:table-cell office:value-type="float" office:value="229222918.838289">
            <text:p>229222919</text:p>
          </table:table-cell>
          <table:table-cell table:formula="of:=ABS([.B82])" office:value-type="float" office:value="229222918.838289">
            <text:p>229222919</text:p>
          </table:table-cell>
          <table:table-cell table:number-columns-repeated="9"/>
        </table:table-row>
        <table:table-row table:style-name="ro1">
          <table:table-cell office:value-type="float" office:value="568581.320803242">
            <text:p>568581</text:p>
          </table:table-cell>
          <table:table-cell office:value-type="float" office:value="6190802759.65835">
            <text:p>6190802760</text:p>
          </table:table-cell>
          <table:table-cell table:formula="of:=ABS([.B83])" office:value-type="float" office:value="6190802759.65835">
            <text:p>6190802760</text:p>
          </table:table-cell>
          <table:table-cell table:number-columns-repeated="9"/>
        </table:table-row>
        <table:table-row table:style-name="ro1">
          <table:table-cell office:value-type="float" office:value="1397570.89981941">
            <text:p>1397571</text:p>
          </table:table-cell>
          <table:table-cell office:value-type="float" office:value="28399644.1003354">
            <text:p>28399644</text:p>
          </table:table-cell>
          <table:table-cell table:formula="of:=ABS([.B84])" office:value-type="float" office:value="28399644.1003354">
            <text:p>28399644</text:p>
          </table:table-cell>
          <table:table-cell table:number-columns-repeated="9"/>
        </table:table-row>
        <table:table-row table:style-name="ro1">
          <table:table-cell office:value-type="float" office:value="795248.799458983">
            <text:p>795249</text:p>
          </table:table-cell>
          <table:table-cell office:value-type="float" office:value="764241888.694735">
            <text:p>764241889</text:p>
          </table:table-cell>
          <table:table-cell table:formula="of:=ABS([.B85])" office:value-type="float" office:value="764241888.694735">
            <text:p>764241889</text:p>
          </table:table-cell>
          <table:table-cell table:number-columns-repeated="9"/>
        </table:table-row>
        <table:table-row table:style-name="ro1">
          <table:table-cell office:value-type="float" office:value="253471.102401575">
            <text:p>253471</text:p>
          </table:table-cell>
          <table:table-cell office:value-type="float" office:value="-1183667219980.08">
            <text:p>-1183667219980</text:p>
          </table:table-cell>
          <table:table-cell table:formula="of:=ABS([.B86])" office:value-type="float" office:value="1183667219980.08">
            <text:p>1183667219980</text:p>
          </table:table-cell>
          <table:table-cell table:number-columns-repeated="9"/>
        </table:table-row>
        <table:table-row table:style-name="ro1">
          <table:table-cell office:value-type="float" office:value="2699344.27310664">
            <text:p>2699344</text:p>
          </table:table-cell>
          <table:table-cell office:value-type="float" office:value="865601.094748795">
            <text:p>865601</text:p>
          </table:table-cell>
          <table:table-cell table:formula="of:=ABS([.B87])" office:value-type="float" office:value="865601.094748795">
            <text:p>865601</text:p>
          </table:table-cell>
          <table:table-cell table:number-columns-repeated="9"/>
        </table:table-row>
        <table:table-row table:style-name="ro1">
          <table:table-cell office:value-type="float" office:value="636640.419040261">
            <text:p>636640</text:p>
          </table:table-cell>
          <table:table-cell office:value-type="float" office:value="7422543072.8385">
            <text:p>7422543073</text:p>
          </table:table-cell>
          <table:table-cell table:formula="of:=ABS([.B88])" office:value-type="float" office:value="7422543072.8385">
            <text:p>7422543073</text:p>
          </table:table-cell>
          <table:table-cell table:number-columns-repeated="9"/>
        </table:table-row>
        <table:table-row table:style-name="ro1">
          <table:table-cell office:value-type="float" office:value="3613167.37312631">
            <text:p>3613167</text:p>
          </table:table-cell>
          <table:table-cell office:value-type="float" office:value="-110198.582803772">
            <text:p>-110199</text:p>
          </table:table-cell>
          <table:table-cell table:formula="of:=ABS([.B89])" office:value-type="float" office:value="110198.582803772">
            <text:p>110199</text:p>
          </table:table-cell>
          <table:table-cell table:number-columns-repeated="9"/>
        </table:table-row>
        <table:table-row table:style-name="ro1">
          <table:table-cell office:value-type="float" office:value="1336585.50757908">
            <text:p>1336586</text:p>
          </table:table-cell>
          <table:table-cell office:value-type="float" office:value="-22457491.9247324">
            <text:p>-22457492</text:p>
          </table:table-cell>
          <table:table-cell table:formula="of:=ABS([.B90])" office:value-type="float" office:value="22457491.9247324">
            <text:p>22457492</text:p>
          </table:table-cell>
          <table:table-cell table:number-columns-repeated="9"/>
        </table:table-row>
        <table:table-row table:style-name="ro1">
          <table:table-cell office:value-type="float" office:value="406675.308718665">
            <text:p>406675</text:p>
          </table:table-cell>
          <table:table-cell office:value-type="float" office:value="-76491729163.3162">
            <text:p>-76491729163</text:p>
          </table:table-cell>
          <table:table-cell table:formula="of:=ABS([.B91])" office:value-type="float" office:value="76491729163.3162">
            <text:p>76491729163</text:p>
          </table:table-cell>
          <table:table-cell table:number-columns-repeated="9"/>
        </table:table-row>
        <table:table-row table:style-name="ro1">
          <table:table-cell office:value-type="float" office:value="66277.6593913979">
            <text:p>66278</text:p>
          </table:table-cell>
          <table:table-cell office:value-type="float" office:value="6.74017769919003E+015">
            <text:p>6740177699190030</text:p>
          </table:table-cell>
          <table:table-cell table:formula="of:=ABS([.B92])" office:value-type="float" office:value="6.74017769919003E+015">
            <text:p>6740177699190030</text:p>
          </table:table-cell>
          <table:table-cell table:number-columns-repeated="9"/>
        </table:table-row>
        <table:table-row table:style-name="ro1">
          <table:table-cell office:value-type="float" office:value="2830099.96776138">
            <text:p>2830100</text:p>
          </table:table-cell>
          <table:table-cell office:value-type="float" office:value="120422.83294098">
            <text:p>120423</text:p>
          </table:table-cell>
          <table:table-cell table:formula="of:=ABS([.B93])" office:value-type="float" office:value="120422.83294098">
            <text:p>120423</text:p>
          </table:table-cell>
          <table:table-cell table:number-columns-repeated="9"/>
        </table:table-row>
        <table:table-row table:style-name="ro1">
          <table:table-cell office:value-type="float" office:value="234156.061697179">
            <text:p>234156</text:p>
          </table:table-cell>
          <table:table-cell office:value-type="float" office:value="429824493352.875">
            <text:p>429824493353</text:p>
          </table:table-cell>
          <table:table-cell table:formula="of:=ABS([.B94])" office:value-type="float" office:value="429824493352.875">
            <text:p>429824493353</text:p>
          </table:table-cell>
          <table:table-cell table:number-columns-repeated="9"/>
        </table:table-row>
        <table:table-row table:style-name="ro1">
          <table:table-cell office:value-type="float" office:value="3787490.45158321">
            <text:p>3787490</text:p>
          </table:table-cell>
          <table:table-cell office:value-type="float" office:value="7224.74024775605">
            <text:p>7225</text:p>
          </table:table-cell>
          <table:table-cell table:formula="of:=ABS([.B95])" office:value-type="float" office:value="7224.74024775605">
            <text:p>7225</text:p>
          </table:table-cell>
          <table:table-cell table:number-columns-repeated="9"/>
        </table:table-row>
        <table:table-row table:style-name="ro1">
          <table:table-cell office:value-type="float" office:value="3227274.29900887">
            <text:p>3227274</text:p>
          </table:table-cell>
          <table:table-cell office:value-type="float" office:value="186141.835066614">
            <text:p>186142</text:p>
          </table:table-cell>
          <table:table-cell table:formula="of:=ABS([.B96])" office:value-type="float" office:value="186141.835066614">
            <text:p>186142</text:p>
          </table:table-cell>
          <table:table-cell table:number-columns-repeated="9"/>
        </table:table-row>
        <table:table-row table:style-name="ro1">
          <table:table-cell office:value-type="float" office:value="842813.177006652">
            <text:p>842813</text:p>
          </table:table-cell>
          <table:table-cell office:value-type="float" office:value="-1238289046.68373">
            <text:p>-1238289047</text:p>
          </table:table-cell>
          <table:table-cell table:formula="of:=ABS([.B97])" office:value-type="float" office:value="1238289046.68373">
            <text:p>1238289047</text:p>
          </table:table-cell>
          <table:table-cell table:number-columns-repeated="9"/>
        </table:table-row>
        <table:table-row table:style-name="ro1">
          <table:table-cell office:value-type="float" office:value="815746.464473449">
            <text:p>815746</text:p>
          </table:table-cell>
          <table:table-cell office:value-type="float" office:value="725609352.657413">
            <text:p>725609353</text:p>
          </table:table-cell>
          <table:table-cell table:formula="of:=ABS([.B98])" office:value-type="float" office:value="725609352.657413">
            <text:p>725609353</text:p>
          </table:table-cell>
          <table:table-cell table:number-columns-repeated="9"/>
        </table:table-row>
        <table:table-row table:style-name="ro1">
          <table:table-cell office:value-type="float" office:value="1109621.27613331">
            <text:p>1109621</text:p>
          </table:table-cell>
          <table:table-cell office:value-type="float" office:value="-29095815.4911411">
            <text:p>-29095815</text:p>
          </table:table-cell>
          <table:table-cell table:formula="of:=ABS([.B99])" office:value-type="float" office:value="29095815.4911411">
            <text:p>29095815</text:p>
          </table:table-cell>
          <table:table-cell table:number-columns-repeated="9"/>
        </table:table-row>
        <table:table-row table:style-name="ro1">
          <table:table-cell office:value-type="float" office:value="774.035164987653">
            <text:p>774</text:p>
          </table:table-cell>
          <table:table-cell office:value-type="string">
            <text:p>-5.494888301231185e+24</text:p>
          </table:table-cell>
          <table:table-cell/>
          <table:table-cell office:value-type="string">
            <text:p>&lt;--- #VALUE</text:p>
          </table:table-cell>
          <table:table-cell table:number-columns-repeated="8"/>
        </table:table-row>
        <table:table-row table:style-name="ro1">
          <table:table-cell office:value-type="float" office:value="2509855.66470363">
            <text:p>2509856</text:p>
          </table:table-cell>
          <table:table-cell office:value-type="float" office:value="-305603.45903836">
            <text:p>-305603</text:p>
          </table:table-cell>
          <table:table-cell table:formula="of:=ABS([.B101])" office:value-type="float" office:value="305603.45903836">
            <text:p>305603</text:p>
          </table:table-cell>
          <table:table-cell table:number-columns-repeated="9"/>
        </table:table-row>
        <table:table-row table:style-name="ro1">
          <table:table-cell office:value-type="float" office:value="2221058.51335337">
            <text:p>2221059</text:p>
          </table:table-cell>
          <table:table-cell office:value-type="float" office:value="3271074.71479808">
            <text:p>3271075</text:p>
          </table:table-cell>
          <table:table-cell table:formula="of:=ABS([.B102])" office:value-type="float" office:value="3271074.71479808">
            <text:p>3271075</text:p>
          </table:table-cell>
          <table:table-cell table:number-columns-repeated="9"/>
        </table:table-row>
        <table:table-row table:style-name="ro1">
          <table:table-cell office:value-type="float" office:value="138279.889744749">
            <text:p>138280</text:p>
          </table:table-cell>
          <table:table-cell office:value-type="float" office:value="-1703927559112.72">
            <text:p>-1703927559113</text:p>
          </table:table-cell>
          <table:table-cell table:formula="of:=ABS([.B103])" office:value-type="float" office:value="1703927559112.72">
            <text:p>1703927559113</text:p>
          </table:table-cell>
          <table:table-cell table:number-columns-repeated="9"/>
        </table:table-row>
        <table:table-row table:style-name="ro1">
          <table:table-cell office:value-type="float" office:value="1538749.23130623">
            <text:p>1538749</text:p>
          </table:table-cell>
          <table:table-cell office:value-type="float" office:value="-1717041.5602056">
            <text:p>-1717042</text:p>
          </table:table-cell>
          <table:table-cell table:formula="of:=ABS([.B104])" office:value-type="float" office:value="1717041.5602056">
            <text:p>1717042</text:p>
          </table:table-cell>
          <table:table-cell table:number-columns-repeated="9"/>
        </table:table-row>
        <table:table-row table:style-name="ro1">
          <table:table-cell office:value-type="float" office:value="481779.794325132">
            <text:p>481780</text:p>
          </table:table-cell>
          <table:table-cell office:value-type="float" office:value="5038870478.23007">
            <text:p>5038870478</text:p>
          </table:table-cell>
          <table:table-cell table:formula="of:=ABS([.B105])" office:value-type="float" office:value="5038870478.23007">
            <text:p>5038870478</text:p>
          </table:table-cell>
          <table:table-cell table:number-columns-repeated="9"/>
        </table:table-row>
        <table:table-row table:style-name="ro1">
          <table:table-cell office:value-type="float" office:value="461498.756049453">
            <text:p>461499</text:p>
          </table:table-cell>
          <table:table-cell office:value-type="float" office:value="-23544901315.8343">
            <text:p>-23544901316</text:p>
          </table:table-cell>
          <table:table-cell table:formula="of:=ABS([.B106])" office:value-type="float" office:value="23544901315.8343">
            <text:p>23544901316</text:p>
          </table:table-cell>
          <table:table-cell table:number-columns-repeated="9"/>
        </table:table-row>
        <table:table-row table:style-name="ro1">
          <table:table-cell office:value-type="float" office:value="346717.782251485">
            <text:p>346718</text:p>
          </table:table-cell>
          <table:table-cell office:value-type="float" office:value="-92384468249.6706">
            <text:p>-92384468250</text:p>
          </table:table-cell>
          <table:table-cell table:formula="of:=ABS([.B107])" office:value-type="float" office:value="92384468249.6706">
            <text:p>92384468250</text:p>
          </table:table-cell>
          <table:table-cell table:number-columns-repeated="9"/>
        </table:table-row>
        <table:table-row table:style-name="ro1">
          <table:table-cell office:value-type="float" office:value="1818401.75973556">
            <text:p>1818402</text:p>
          </table:table-cell>
          <table:table-cell office:value-type="float" office:value="3807493.7407873">
            <text:p>3807494</text:p>
          </table:table-cell>
          <table:table-cell table:formula="of:=ABS([.B108])" office:value-type="float" office:value="3807493.7407873">
            <text:p>3807494</text:p>
          </table:table-cell>
          <table:table-cell table:number-columns-repeated="9"/>
        </table:table-row>
        <table:table-row table:style-name="ro1">
          <table:table-cell office:value-type="float" office:value="2433747.5845453">
            <text:p>2433748</text:p>
          </table:table-cell>
          <table:table-cell office:value-type="float" office:value="1759068.80905578">
            <text:p>1759069</text:p>
          </table:table-cell>
          <table:table-cell table:formula="of:=ABS([.B109])" office:value-type="float" office:value="1759068.80905578">
            <text:p>1759069</text:p>
          </table:table-cell>
          <table:table-cell table:number-columns-repeated="9"/>
        </table:table-row>
        <table:table-row table:style-name="ro1">
          <table:table-cell office:value-type="float" office:value="3833640.03835427">
            <text:p>3833640</text:p>
          </table:table-cell>
          <table:table-cell office:value-type="float" office:value="34979.5707742079">
            <text:p>34980</text:p>
          </table:table-cell>
          <table:table-cell table:formula="of:=ABS([.B110])" office:value-type="float" office:value="34979.5707742079">
            <text:p>34980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>
        <table:named-range table:name="X_1" table:base-cell-address="$Sheet1.$D$2" table:cell-range-address="$Sheet1.$D$3"/>
        <table:named-range table:name="Y_1" table:base-cell-address="$Sheet1.$D$3" table:cell-range-address="$Sheet1.$D$4"/>
        <table:named-range table:name="X_2" table:base-cell-address="$Sheet1.$D$5" table:cell-range-address="$Sheet1.$D$6"/>
        <table:named-range table:name="Y_2" table:base-cell-address="$Sheet1.$D$6" table:cell-range-address="$Sheet1.$D$7"/>
        <table:named-range table:name="alpha" table:base-cell-address="$Sheet1.$F$2" table:cell-range-address="$Sheet1.$F$3"/>
        <table:named-range table:name="beta" table:base-cell-address="$Sheet1.$F$3" table:cell-range-address="$Sheet1.$F$4"/>
        <table:named-range table:name="XX_1" table:base-cell-address="$Sheet1.$I$3" table:cell-range-address="$Sheet1.$I$6"/>
        <table:named-range table:name="YY_1" table:base-cell-address="$Sheet1.$I$4" table:cell-range-address="$Sheet1.$I$7"/>
        <table:named-range table:name="XX_2" table:base-cell-address="$Sheet1.$I$6" table:cell-range-address="$Sheet1.$I$9"/>
        <table:named-range table:name="YY_2" table:base-cell-address="$Sheet1.$I$7" table:cell-range-address="$Sheet1.$I$10"/>
        <table:named-range table:name="alpha2" table:base-cell-address="$Sheet1.$K$3" table:cell-range-address="$Sheet1.$K$6"/>
        <table:named-range table:name="beta2" table:base-cell-address="$Sheet1.$K$4" table:cell-range-address="$Sheet1.$K$7"/>
        <table:named-range table:name="TOL_FAC" table:base-cell-address="$Sheet1.$J$4" table:cell-range-address="$Sheet1.$J$4"/>
      </table:named-expressions>
      <table:database-ranges>
        <table:database-range table:target-range-address="Sheet1.A11:Sheet1.B1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0" number:min-integer-digits="1" number:min-exponent-digits="3"/>
    </number:number-style>
    <number:number-style style:name="N118">
      <number:scientific-number number:decimal-places="0" number:min-integer-digits="1" number:min-exponent-digits="1"/>
    </number:number-style>
    <number:number-style style:name="N119">
      <number:scientific-number number:decimal-places="0" number:min-integer-digits="1" number:min-exponent-digits="2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3">07/13/2011</text:date>, <text:time>12:5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Rendon Holloway</meta:initial-creator>
    <meta:creation-date>2011-07-12T22:22:07.70</meta:creation-date>
    <dc:date>2011-07-13T12:55:06</dc:date>
    <meta:editing-duration>PT02H29M28S</meta:editing-duration>
    <meta:editing-cycles>33</meta:editing-cycles>
    <meta:generator>NeoOffice/3.1.2$Unix OpenOffice.org_project/Patch 0</meta:generator>
    <meta:document-statistic meta:table-count="3" meta:cell-count="3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8">
      <number:scientific-number number:decimal-places="0" number:min-integer-digits="1" number:min-exponent-digits="1"/>
    </number:number-style>
    <number:number-style style:name="N119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connect-bars="false" chart:include-hidden-cells="false" chart:auto-position="true" chart:auto-size="true" chart:treat-empty-cells="ignore" chart:spline-order="3" chart:right-angled-axes="true"/>
    </style:style>
    <style:style style:name="ch5" style:family="chart" style:data-style-name="N118">
      <style:chart-properties chart:display-label="true" chart:logarithmic="true" chart:minimum="1000" chart:reverse-direction="false" text:line-break="false" chart:link-data-style-to-source="false" chart:visibl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svg:stroke-color="#b3b3b3"/>
    </style:style>
    <style:style style:name="ch9" style:family="chart" style:data-style-name="N119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9">
      <style:chart-properties chart:symbol-type="automatic" chart:symbol-width="0.25cm" chart:symbol-height="0.25cm">
        <chart:symbol-image xlink:href="Pictures/2000000D000000FD000000FD996ED146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35cm" svg:height="16.673cm" chart:class="chart:scatter" chart:style-name="ch1">
        <chart:title svg:x="8.709cm" svg:y="0.334cm" chart:style-name="ch2">
          <text:p>Discriminant vs. Ellipse Area</text:p>
        </chart:title>
        <chart:legend chart:legend-position="end" svg:x="20.449cm" svg:y="7.751cm" chart:style-name="ch3"/>
        <chart:plot-area chart:style-name="ch4" table:cell-range-address="Sheet1.A11:Sheet1.A110 Sheet1.C9:Sheet1.C9 Sheet1.C11:Sheet1.C110 Sheet1.D18:Sheet1.D18 Sheet1.E20:Sheet1.E25" chart:data-source-has-labels="row" svg:x="0.727cm" svg:y="1.17cm" svg:width="19.259cm" svg:height="14.705cm">
          <chart:axis chart:dimension="x" chart:name="primary-x" chart:style-name="ch5">
            <chart:title svg:x="10.404cm" svg:y="15.636cm" chart:style-name="ch6">
              <text:p>a*b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65cm" svg:y="8.96cm" chart:style-name="ch10">
              <text:p>1e40*Disc</text:p>
            </chart:title>
            <chart:grid chart:style-name="ch7" chart:class="major"/>
          </chart:axis>
          <chart:series chart:style-name="ch11" chart:values-cell-range-address="Sheet1.C11:Sheet1.C110" chart:label-cell-address="Sheet1.C9:Sheet1.C9" chart:class="chart:scatter">
            <chart:domain table:cell-range-address="Sheet1.A11:Sheet1.A110"/>
            <chart:data-point chart:repeated="100"/>
          </chart:series>
          <chart:series chart:style-name="ch12" chart:values-cell-range-address="Sheet1.E20:Sheet1.E25" chart:label-cell-address="Sheet1.D18:Sheet1.D18" chart:class="chart:scatter">
            <chart:domain table:cell-range-address="Sheet1.D20:Sheet1.D25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9:Sheet1.C9">Raw Data</text:p>
              </table:table-cell>
              <table:table-cell office:value-type="string">
                <text:p>Column D</text:p>
              </table:table-cell>
              <table:table-cell office:value-type="string">
                <text:p text:id="Sheet1.D18:Sheet1.D18">Tolera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4691.747077233">
                <text:p text:id="Sheet1.A11:Sheet1.A110">304691.747077233</text:p>
              </table:table-cell>
              <table:table-cell office:value-type="float" office:value="317363210690.449">
                <text:p text:id="Sheet1.C11:Sheet1.C110">317363210690.449</text:p>
              </table:table-cell>
              <table:table-cell office:value-type="float" office:value="9969.96849188814">
                <text:p text:id="Sheet1.D20:Sheet1.D25">9969.96849188814</text:p>
              </table:table-cell>
              <table:table-cell office:value-type="float" office:value="1.2035159372608E+022">
                <text:p text:id="Sheet1.E20:Sheet1.E25">1.2035159372608E+0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4845.95056385">
                <text:p>774845.95056385</text:p>
              </table:table-cell>
              <table:table-cell office:value-type="float" office:value="88564783.2058416">
                <text:p>88564783.2058416</text:p>
              </table:table-cell>
              <table:table-cell office:value-type="float" office:value="30000">
                <text:p>30000</text:p>
              </table:table-cell>
              <table:table-cell office:value-type="float" office:value="1.15424611823539E+019">
                <text:p>1.15424611823539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80163.1767828">
                <text:p>4880163.1767828</text:p>
              </table:table-cell>
              <table:table-cell office:value-type="float" office:value="13760.2570209292">
                <text:p>13760.2570209292</text:p>
              </table:table-cell>
              <table:table-cell office:value-type="float" office:value="100000">
                <text:p>100000</text:p>
              </table:table-cell>
              <table:table-cell office:value-type="float" office:value="5.80396392962503E+015">
                <text:p>5.80396392962503E+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69.96849188814">
                <text:p>9969.96849188814</text:p>
              </table:table-cell>
              <table:table-cell office:value-type="float" office:value="6.01757968630412E+020">
                <text:p>6.01757968630412E+020</text:p>
              </table:table-cell>
              <table:table-cell office:value-type="float" office:value="300000">
                <text:p>300000</text:p>
              </table:table-cell>
              <table:table-cell office:value-type="float" office:value="5672983453130.49">
                <text:p>567298345313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112.0452622713">
                <text:p>95112.0452622713</text:p>
              </table:table-cell>
              <table:table-cell office:value-type="float" office:value="72547684492685.7">
                <text:p>72547684492685.7</text:p>
              </table:table-cell>
              <table:table-cell office:value-type="float" office:value="1000000">
                <text:p>1000000</text:p>
              </table:table-cell>
              <table:table-cell office:value-type="float" office:value="2852579776.111">
                <text:p>2852579776.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5027.6915313">
                <text:p>1175027.6915313</text:p>
              </table:table-cell>
              <table:table-cell office:value-type="float" office:value="48003891.6514722">
                <text:p>48003891.6514722</text:p>
              </table:table-cell>
              <table:table-cell office:value-type="float" office:value="5446189.79701527">
                <text:p>5446189.79701527</text:p>
              </table:table-cell>
              <table:table-cell office:value-type="float" office:value="64804.652156705">
                <text:p>64804.652156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1313.22683111">
                <text:p>1471313.22683111</text:p>
              </table:table-cell>
              <table:table-cell office:value-type="float" office:value="3519309.11701478">
                <text:p>3519309.117014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16408.25469574">
                <text:p>4016408.25469574</text:p>
              </table:table-cell>
              <table:table-cell office:value-type="float" office:value="44575.5693304863">
                <text:p>44575.56933048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6845.60627947">
                <text:p>2976845.60627947</text:p>
              </table:table-cell>
              <table:table-cell office:value-type="float" office:value="338743.418880049">
                <text:p>338743.4188800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4627.879323461">
                <text:p>554627.879323461</text:p>
              </table:table-cell>
              <table:table-cell office:value-type="float" office:value="7767400568.03941">
                <text:p>7767400568.039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1121.00433303">
                <text:p>3101121.00433303</text:p>
              </table:table-cell>
              <table:table-cell office:value-type="float" office:value="447120.018699961">
                <text:p>447120.018699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6495.77392432">
                <text:p>266495.77392432</text:p>
              </table:table-cell>
              <table:table-cell office:value-type="float" office:value="409622279660.79">
                <text:p>409622279660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5982.49678371">
                <text:p>1995982.49678371</text:p>
              </table:table-cell>
              <table:table-cell office:value-type="float" office:value="1906442.47625965">
                <text:p>1906442.476259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3270.653102785">
                <text:p>343270.653102785</text:p>
              </table:table-cell>
              <table:table-cell office:value-type="float" office:value="339553818512.518">
                <text:p>339553818512.5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11974.20060339">
                <text:p>1811974.20060339</text:p>
              </table:table-cell>
              <table:table-cell office:value-type="float" office:value="10683845.0408797">
                <text:p>10683845.04087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80916.84077913">
                <text:p>3280916.84077913</text:p>
              </table:table-cell>
              <table:table-cell office:value-type="float" office:value="280779.647387017">
                <text:p>280779.6473870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66011.88858911">
                <text:p>3466011.88858911</text:p>
              </table:table-cell>
              <table:table-cell office:value-type="float" office:value="32439.1928956521">
                <text:p>32439.1928956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37891.59893214">
                <text:p>2937891.59893214</text:p>
              </table:table-cell>
              <table:table-cell office:value-type="float" office:value="128164.946285497">
                <text:p>128164.9462854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807.4913257933">
                <text:p>76807.4913257933</text:p>
              </table:table-cell>
              <table:table-cell office:value-type="float" office:value="99027105049576.6">
                <text:p>99027105049576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7711.84562825">
                <text:p>2727711.84562825</text:p>
              </table:table-cell>
              <table:table-cell office:value-type="float" office:value="645690.589763285">
                <text:p>645690.5897632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7969.94996661">
                <text:p>1257969.94996661</text:p>
              </table:table-cell>
              <table:table-cell office:value-type="float" office:value="44023622.8759179">
                <text:p>44023622.87591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8024.98096374">
                <text:p>238024.98096374</text:p>
              </table:table-cell>
              <table:table-cell office:value-type="float" office:value="56449307241.2926">
                <text:p>56449307241.29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229.277417968">
                <text:p>76229.277417968</text:p>
              </table:table-cell>
              <table:table-cell office:value-type="float" office:value="675979944141629">
                <text:p>6759799441416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4555.14930508">
                <text:p>1444555.14930508</text:p>
              </table:table-cell>
              <table:table-cell office:value-type="float" office:value="20721833.6014706">
                <text:p>20721833.60147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4788.388820884">
                <text:p>674788.388820884</text:p>
              </table:table-cell>
              <table:table-cell office:value-type="float" office:value="1522906075.41593">
                <text:p>1522906075.415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3613.850891516">
                <text:p>553613.850891516</text:p>
              </table:table-cell>
              <table:table-cell office:value-type="float" office:value="3645154381.18706">
                <text:p>3645154381.187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93288.35137077">
                <text:p>2093288.35137077</text:p>
              </table:table-cell>
              <table:table-cell office:value-type="float" office:value="5067993.83486167">
                <text:p>5067993.834861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4076.52792321">
                <text:p>1564076.52792321</text:p>
              </table:table-cell>
              <table:table-cell office:value-type="float" office:value="24858580.4704131">
                <text:p>24858580.47041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6938.314685204">
                <text:p>646938.314685204</text:p>
              </table:table-cell>
              <table:table-cell office:value-type="float" office:value="733887012.477101">
                <text:p>733887012.4771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401.054128808">
                <text:p>101401.054128808</text:p>
              </table:table-cell>
              <table:table-cell office:value-type="float" office:value="264149963380363">
                <text:p>2641499633803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5750.695254624">
                <text:p>785750.695254624</text:p>
              </table:table-cell>
              <table:table-cell office:value-type="float" office:value="1902309585.52934">
                <text:p>1902309585.529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7078.56607365">
                <text:p>2407078.56607365</text:p>
              </table:table-cell>
              <table:table-cell office:value-type="float" office:value="526719.532066813">
                <text:p>526719.5320668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2012.2678277">
                <text:p>212012.2678277</text:p>
              </table:table-cell>
              <table:table-cell office:value-type="float" office:value="2093414417678.41">
                <text:p>2093414417678.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1194.973083473">
                <text:p>671194.973083473</text:p>
              </table:table-cell>
              <table:table-cell office:value-type="float" office:value="4087676820.97886">
                <text:p>4087676820.978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5402.916676435">
                <text:p>335402.916676435</text:p>
              </table:table-cell>
              <table:table-cell office:value-type="float" office:value="8428696065.31447">
                <text:p>8428696065.314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61488.49944174">
                <text:p>1861488.49944174</text:p>
              </table:table-cell>
              <table:table-cell office:value-type="float" office:value="11114053.082716">
                <text:p>11114053.0827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7995.392239831">
                <text:p>327995.392239831</text:p>
              </table:table-cell>
              <table:table-cell office:value-type="float" office:value="11465152897.6232">
                <text:p>11465152897.62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86396.99659501">
                <text:p>3986396.99659501</text:p>
              </table:table-cell>
              <table:table-cell office:value-type="float" office:value="55255.0355829991">
                <text:p>55255.03558299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6787.614141508">
                <text:p>476787.614141508</text:p>
              </table:table-cell>
              <table:table-cell office:value-type="float" office:value="688404303.173154">
                <text:p>688404303.173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4865.278927895">
                <text:p>224865.278927895</text:p>
              </table:table-cell>
              <table:table-cell office:value-type="float" office:value="2593640395188.02">
                <text:p>2593640395188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9989.38095106">
                <text:p>1029989.38095106</text:p>
              </table:table-cell>
              <table:table-cell office:value-type="float" office:value="134746955.09907">
                <text:p>134746955.099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65006.59148551">
                <text:p>2665006.59148551</text:p>
              </table:table-cell>
              <table:table-cell office:value-type="float" office:value="1124940.46315789">
                <text:p>1124940.463157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110.4812669152">
                <text:p>90110.4812669152</text:p>
              </table:table-cell>
              <table:table-cell office:value-type="float" office:value="75835075192471.5">
                <text:p>7583507519247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7237.17801679">
                <text:p>1087237.17801679</text:p>
              </table:table-cell>
              <table:table-cell office:value-type="float" office:value="291485902.93477">
                <text:p>291485902.934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8170.546767659">
                <text:p>508170.546767659</text:p>
              </table:table-cell>
              <table:table-cell office:value-type="float" office:value="10696164484.5666">
                <text:p>10696164484.5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6108.0071696">
                <text:p>516108.0071696</text:p>
              </table:table-cell>
              <table:table-cell office:value-type="float" office:value="3645164188.47643">
                <text:p>3645164188.476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0520.20558361">
                <text:p>2590520.20558361</text:p>
              </table:table-cell>
              <table:table-cell office:value-type="float" office:value="1345220.23281733">
                <text:p>1345220.232817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46189.79701527">
                <text:p>5446189.79701527</text:p>
              </table:table-cell>
              <table:table-cell office:value-type="float" office:value="3240.23260783525">
                <text:p>3240.23260783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67035.8181636">
                <text:p>2967035.8181636</text:p>
              </table:table-cell>
              <table:table-cell office:value-type="float" office:value="59133.3791489947">
                <text:p>59133.37914899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7352.89983676">
                <text:p>1177352.89983676</text:p>
              </table:table-cell>
              <table:table-cell office:value-type="float" office:value="95264414.9872937">
                <text:p>95264414.98729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88425.74793776">
                <text:p>2088425.74793776</text:p>
              </table:table-cell>
              <table:table-cell office:value-type="float" office:value="5208480.71854289">
                <text:p>5208480.71854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42851.56778865">
                <text:p>3342851.56778865</text:p>
              </table:table-cell>
              <table:table-cell office:value-type="float" office:value="4072.97325535542">
                <text:p>4072.973255355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3611.884091208">
                <text:p>333611.884091208</text:p>
              </table:table-cell>
              <table:table-cell office:value-type="float" office:value="3504699239.32178">
                <text:p>3504699239.321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7232.40502574">
                <text:p>1067232.40502574</text:p>
              </table:table-cell>
              <table:table-cell office:value-type="float" office:value="23973491.3724539">
                <text:p>23973491.37245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347.874552828">
                <text:p>254347.874552828</text:p>
              </table:table-cell>
              <table:table-cell office:value-type="float" office:value="2092933312285.3">
                <text:p>2092933312285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2228.04440211">
                <text:p>1132228.04440211</text:p>
              </table:table-cell>
              <table:table-cell office:value-type="float" office:value="260037688.020454">
                <text:p>260037688.0204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03535.24934021">
                <text:p>2203535.24934021</text:p>
              </table:table-cell>
              <table:table-cell office:value-type="float" office:value="1633198.52817236">
                <text:p>1633198.52817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7933.66797672">
                <text:p>1057933.66797672</text:p>
              </table:table-cell>
              <table:table-cell office:value-type="float" office:value="82784848.765708">
                <text:p>82784848.7657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3064.522036435">
                <text:p>933064.522036435</text:p>
              </table:table-cell>
              <table:table-cell office:value-type="float" office:value="864235718.79346">
                <text:p>864235718.793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44964.459416">
                <text:p>4444964.459416</text:p>
              </table:table-cell>
              <table:table-cell office:value-type="float" office:value="18142.6334758226">
                <text:p>18142.63347582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981.7243665939">
                <text:p>48981.7243665939</text:p>
              </table:table-cell>
              <table:table-cell office:value-type="float" office:value="1.22013452374816E+015">
                <text:p>1.22013452374816E+0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11341.46670059">
                <text:p>4611341.46670059</text:p>
              </table:table-cell>
              <table:table-cell office:value-type="float" office:value="10841.050075328">
                <text:p>10841.0500753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39659.00737527">
                <text:p>1039659.00737527</text:p>
              </table:table-cell>
              <table:table-cell office:value-type="float" office:value="269440268.382327">
                <text:p>269440268.3823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7461.724095889">
                <text:p>307461.724095889</text:p>
              </table:table-cell>
              <table:table-cell office:value-type="float" office:value="406828309768.886">
                <text:p>406828309768.8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98321.06090768">
                <text:p>2998321.06090768</text:p>
              </table:table-cell>
              <table:table-cell office:value-type="float" office:value="72005.1576534247">
                <text:p>72005.15765342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22140.90649719">
                <text:p>2322140.90649719</text:p>
              </table:table-cell>
              <table:table-cell office:value-type="float" office:value="791902.143817653">
                <text:p>791902.1438176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5866.605823551">
                <text:p>505866.605823551</text:p>
              </table:table-cell>
              <table:table-cell office:value-type="float" office:value="4631846796.18607">
                <text:p>4631846796.186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3687.147611754">
                <text:p>493687.147611754</text:p>
              </table:table-cell>
              <table:table-cell office:value-type="float" office:value="20499998752.9618">
                <text:p>20499998752.96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24812.26638043">
                <text:p>1724812.26638043</text:p>
              </table:table-cell>
              <table:table-cell office:value-type="float" office:value="12573379.9543485">
                <text:p>12573379.95434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54603.4124303">
                <text:p>3654603.4124303</text:p>
              </table:table-cell>
              <table:table-cell office:value-type="float" office:value="46995.4787325172">
                <text:p>46995.47873251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95117.21051515">
                <text:p>2995117.21051515</text:p>
              </table:table-cell>
              <table:table-cell office:value-type="float" office:value="452239.541618632">
                <text:p>452239.5416186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0777.612297866">
                <text:p>840777.612297866</text:p>
              </table:table-cell>
              <table:table-cell office:value-type="float" office:value="229222918.838289">
                <text:p>229222918.838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8581.320803242">
                <text:p>568581.320803242</text:p>
              </table:table-cell>
              <table:table-cell office:value-type="float" office:value="6190802759.65835">
                <text:p>6190802759.658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97570.89981941">
                <text:p>1397570.89981941</text:p>
              </table:table-cell>
              <table:table-cell office:value-type="float" office:value="28399644.1003354">
                <text:p>28399644.1003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5248.799458983">
                <text:p>795248.799458983</text:p>
              </table:table-cell>
              <table:table-cell office:value-type="float" office:value="764241888.694735">
                <text:p>764241888.6947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3471.102401575">
                <text:p>253471.102401575</text:p>
              </table:table-cell>
              <table:table-cell office:value-type="float" office:value="1183667219980.08">
                <text:p>1183667219980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99344.27310664">
                <text:p>2699344.27310664</text:p>
              </table:table-cell>
              <table:table-cell office:value-type="float" office:value="865601.094748795">
                <text:p>865601.0947487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6640.419040261">
                <text:p>636640.419040261</text:p>
              </table:table-cell>
              <table:table-cell office:value-type="float" office:value="7422543072.8385">
                <text:p>7422543072.83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13167.37312631">
                <text:p>3613167.37312631</text:p>
              </table:table-cell>
              <table:table-cell office:value-type="float" office:value="110198.582803772">
                <text:p>110198.5828037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36585.50757908">
                <text:p>1336585.50757908</text:p>
              </table:table-cell>
              <table:table-cell office:value-type="float" office:value="22457491.9247324">
                <text:p>22457491.92473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6675.308718665">
                <text:p>406675.308718665</text:p>
              </table:table-cell>
              <table:table-cell office:value-type="float" office:value="76491729163.3162">
                <text:p>76491729163.31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277.6593913979">
                <text:p>66277.6593913979</text:p>
              </table:table-cell>
              <table:table-cell office:value-type="float" office:value="6.74017769919003E+015">
                <text:p>6.74017769919003E+0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30099.96776138">
                <text:p>2830099.96776138</text:p>
              </table:table-cell>
              <table:table-cell office:value-type="float" office:value="120422.83294098">
                <text:p>120422.832940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4156.061697179">
                <text:p>234156.061697179</text:p>
              </table:table-cell>
              <table:table-cell office:value-type="float" office:value="429824493352.875">
                <text:p>429824493352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87490.45158321">
                <text:p>3787490.45158321</text:p>
              </table:table-cell>
              <table:table-cell office:value-type="float" office:value="7224.74024775605">
                <text:p>7224.740247756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27274.29900887">
                <text:p>3227274.29900887</text:p>
              </table:table-cell>
              <table:table-cell office:value-type="float" office:value="186141.835066614">
                <text:p>186141.8350666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42813.177006652">
                <text:p>842813.177006652</text:p>
              </table:table-cell>
              <table:table-cell office:value-type="float" office:value="1238289046.68373">
                <text:p>1238289046.683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5746.464473449">
                <text:p>815746.464473449</text:p>
              </table:table-cell>
              <table:table-cell office:value-type="float" office:value="725609352.657413">
                <text:p>725609352.6574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09621.27613331">
                <text:p>1109621.27613331</text:p>
              </table:table-cell>
              <table:table-cell office:value-type="float" office:value="29095815.4911411">
                <text:p>29095815.49114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4.035164987653">
                <text:p>774.0351649876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09855.66470363">
                <text:p>2509855.66470363</text:p>
              </table:table-cell>
              <table:table-cell office:value-type="float" office:value="305603.45903836">
                <text:p>305603.459038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21058.51335337">
                <text:p>2221058.51335337</text:p>
              </table:table-cell>
              <table:table-cell office:value-type="float" office:value="3271074.71479808">
                <text:p>3271074.714798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8279.889744749">
                <text:p>138279.889744749</text:p>
              </table:table-cell>
              <table:table-cell office:value-type="float" office:value="1703927559112.72">
                <text:p>1703927559112.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38749.23130623">
                <text:p>1538749.23130623</text:p>
              </table:table-cell>
              <table:table-cell office:value-type="float" office:value="1717041.5602056">
                <text:p>1717041.56020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1779.794325132">
                <text:p>481779.794325132</text:p>
              </table:table-cell>
              <table:table-cell office:value-type="float" office:value="5038870478.23007">
                <text:p>5038870478.23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1498.756049453">
                <text:p>461498.756049453</text:p>
              </table:table-cell>
              <table:table-cell office:value-type="float" office:value="23544901315.8343">
                <text:p>23544901315.83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6717.782251485">
                <text:p>346717.782251485</text:p>
              </table:table-cell>
              <table:table-cell office:value-type="float" office:value="92384468249.6706">
                <text:p>92384468249.67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18401.75973556">
                <text:p>1818401.75973556</text:p>
              </table:table-cell>
              <table:table-cell office:value-type="float" office:value="3807493.7407873">
                <text:p>3807493.74078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33747.5845453">
                <text:p>2433747.5845453</text:p>
              </table:table-cell>
              <table:table-cell office:value-type="float" office:value="1759068.80905578">
                <text:p>1759068.809055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33640.03835427">
                <text:p>3833640.03835427</text:p>
              </table:table-cell>
              <table:table-cell office:value-type="float" office:value="34979.5707742079">
                <text:p>34979.57077420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NeoOffice/3.1.2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8">
      <number:scientific-number number:decimal-places="0" number:min-integer-digits="1" number:min-exponent-digits="1"/>
    </number:number-style>
    <number:number-style style:name="N119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include-hidden-cells="false" chart:auto-position="true" chart:auto-size="true" chart:treat-empty-cells="ignore" chart:spline-order="3" chart:right-angled-axes="true">
        <chart:symbol-image xlink:href="Pictures/2000000D000000FD000000FD996ED146.svm" xlink:type="simple" xlink:actuate="onLoad"/>
      </style:chart-properties>
    </style:style>
    <style:style style:name="ch4" style:family="chart" style:data-style-name="N118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/>
    </style:style>
    <style:style style:name="ch8" style:family="chart" style:data-style-name="N119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9">
      <style:chart-properties chart:symbol-type="none">
        <chart:symbol-image xlink:href="Pictures/2000000D000000FD000000FD996ED146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26cm" svg:height="16.673cm" chart:class="chart:scatter" chart:style-name="ch1">
        <chart:title svg:x="5.005cm" svg:y="0.334cm" chart:style-name="ch2">
          <text:p>Curve Fit of Discriminant vs. Ellipse Area</text:p>
        </chart:title>
        <chart:plot-area chart:style-name="ch3" table:cell-range-address="Sheet1.D11:Sheet1.E16" svg:x="0.531cm" svg:y="1.17cm" svg:width="17.429cm" svg:height="15.038cm">
          <chart:axis chart:dimension="x" chart:name="primary-x" chart:style-name="ch4">
            <chart:title svg:x="9.346cm" svg:y="15.969cm" chart:style-name="ch5">
              <text:p>X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367cm" svg:y="8.218cm" chart:style-name="ch5">
              <text:p>Y</text:p>
            </chart:title>
            <chart:grid chart:style-name="ch6" chart:class="major"/>
          </chart:axis>
          <chart:series chart:style-name="ch9" chart:values-cell-range-address="Sheet1.E11:Sheet1.E16" chart:class="chart:scatter">
            <chart:domain table:cell-range-address="Sheet1.D11:Sheet1.D16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69.96849188814">
                <text:p text:id="Sheet1.D11:Sheet1.D16">9969.96849188814</text:p>
              </table:table-cell>
              <table:table-cell office:value-type="float" office:value="6.01757968630402E+020">
                <text:p text:id="Sheet1.E11:Sheet1.E16">6.01757968630402E+0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5.77123059117695E+017">
                <text:p>5.77123059117695E+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90198196481251">
                <text:p>290198196481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283649172656.524">
                <text:p>283649172656.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42628988.80555">
                <text:p>142628988.80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46189.79701527">
                <text:p>5446189.79701527</text:p>
              </table:table-cell>
              <table:table-cell office:value-type="float" office:value="3240.23260783525">
                <text:p>3240.23260783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NeoOffice/3.1.2$Unix OpenOffice.org_project/Patch 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